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c6fa4"/>
    </style:style>
    <style:style style:name="P2" style:family="paragraph" style:parent-style-name="Standard">
      <style:text-properties officeooo:paragraph-rsid="001e0800"/>
    </style:style>
    <style:style style:name="P3" style:family="paragraph" style:parent-style-name="Standard">
      <style:text-properties officeooo:paragraph-rsid="00220fd5"/>
    </style:style>
    <style:style style:name="T1" style:family="text">
      <style:text-properties officeooo:rsid="001d8fcc"/>
    </style:style>
    <style:style style:name="T2" style:family="text">
      <style:text-properties officeooo:rsid="001e0800"/>
    </style:style>
    <style:style style:name="T3" style:family="text">
      <style:text-properties officeooo:rsid="001f23da"/>
    </style:style>
    <style:style style:name="T4" style:family="text">
      <style:text-properties officeooo:rsid="001f44c7"/>
    </style:style>
    <style:style style:name="T5" style:family="text">
      <style:text-properties officeooo:rsid="0020c883"/>
    </style:style>
    <style:style style:name="T6" style:family="text">
      <style:text-properties officeooo:rsid="0020ca17"/>
    </style:style>
    <style:style style:name="T7" style:family="text">
      <style:text-properties officeooo:rsid="00216fa9"/>
    </style:style>
    <style:style style:name="T8" style:family="text">
      <style:text-properties officeooo:rsid="00220fd5"/>
    </style:style>
    <style:style style:name="T9" style:family="text">
      <style:text-properties officeooo:rsid="0023eae4"/>
    </style:style>
    <style:style style:name="T10" style:family="text">
      <style:text-properties officeooo:rsid="002445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将中间代码转换成目标代码时我们主要采取逐句翻译的模式，这样的好处在于翻译起来相对方便，代码也比较清晰，缺陷在于对于一些分支跳转语句需要一些特殊的处理，经过权衡我们最终还是采用了这种翻译策略。同时为了使翻译过程更加清晰和简洁，对于每一条中间代码的指令，我们都为其编写一个翻译函数，将所有这样的函数声明为一个函数指针数组，这样就可以将调用各个不同指令翻译函数的语句统一起来，而不需要用一个很大的switch语句去判断该调用哪个函数。</text:p>
      <text:p text:style-name="P1"/>
      <text:p text:style-name="P1">运行时刻内存分配</text:p>
      <text:p text:style-name="P1">全局变量<text:span text:style-name="T1">的内存分配不由我们的编译器来做，而是由汇编器来处理</text:span><text:span text:style-name="T2">。</text:span></text:p>
      <text:p text:style-name="P1"><text:span text:style-name="T1">对于每个局部变量，我们都需要为它们在所在函数的栈空间中留下相应的内存空间，因为它们可能会被指针所指，必须要有固定的内存空间</text:span><text:span text:style-name="T2">。</text:span></text:p>
      <text:p text:style-name="P1"><text:span text:style-name="T2">对于临时变量，只有当该临时变量未被分配寄存器的情况下才会为该临时变量分配内存空间。</text:span></text:p>
      <text:p text:style-name="P1"><text:span text:style-name="T2">对于形参，前四个参数（如果存在）也必须为其分配内存空间，从第五个参数开始由于其在传参时已存放在caller函数的栈中，故不需要再分配额外的内存空间。</text:span></text:p>
      <text:p text:style-name="P2"><text:span text:style-name="T2">另外，内存分配时还需要考虑数据类型。int，int*，char*均为4字节，char为1字节，但在内存分配时，为了方便对齐，对于非数组的变量，我们均为其分配了4字节的空间，由于unicore采用little endian，在读写内存时实际并无影响，可以直接用ldw和stw。但对于字符型数组，还是必须每个元素分配1个字节，同时需保证内存地址的对齐，读写时需要使用ldb和stb。</text:span></text:p>
      <text:p text:style-name="P2"><text:span text:style-name="T2"/></text:p>
      <text:p text:style-name="P2"><text:span text:style-name="T2">Label</text:span><text:span text:style-name="T3">的预处理</text:span></text:p>
      <text:p text:style-name="P2"><text:span text:style-name="T3">由于我们采用逐句翻译</text:span><text:span text:style-name="T4">的模式，不可避免地在</text:span><text:span text:style-name="T5">分支跳转语句会遇到需要得到尚未翻译</text:span><text:span text:style-name="T6">的语句的label的问题。解决这个问题有两个方式：一个是先做个标记，等全部函数翻译完后再进行填空；另一种方式就是提前把可能有的label标记出来。前一种方法在实现时会遇到不知道哪些语句需要有label的问题，处理起来不是很方便，所以我们</text:span><text:span text:style-name="T7">的编译器</text:span><text:span text:style-name="T6">采用了第二种方式。</text:span></text:p>
      <text:p text:style-name="P2"><text:span text:style-name="T6">实际翻译</text:span><text:span text:style-name="T8">中，我们的label有如下几种：</text:span></text:p>
      <text:p text:style-name="P2"><text:span text:style-name="T8">if_op，if_not_op，goto_op语句跳转到的语句；</text:span></text:p>
      <text:p text:style-name="P3"><text:span text:style-name="T8">if_op，if_not_op的下一句</text:span></text:p>
      <text:p text:style-name="P3"><text:span text:style-name="T8">get_rb，not_op占用两个label，其下一句占用一个label（复合布尔赋值）</text:span></text:p>
      <text:p text:style-name="P2"><text:span text:style-name="T8">函数的首语句（用于尾递归）</text:span></text:p>
      <text:p text:style-name="P2"><text:span text:style-name="T8">这里</text:span><text:span text:style-name="T9">的label会存在冗余，但是可以在目标代码生成后通过窥孔优化消除（由于时间所限，我们未实现）</text:span></text:p>
      <text:p text:style-name="P2"><text:span text:style-name="T9"/></text:p>
      <text:p text:style-name="P2"><text:span text:style-name="T9">全局变量</text:span><text:span text:style-name="T10">和字符串常量</text:span></text:p>
      <text:p text:style-name="P2"><text:span text:style-name="T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ua Liansheng</meta:initial-creator>
    <meta:creation-date>2010-12-30T18:33:37</meta:creation-date>
    <dc:date>2010-12-30T20:13:07</dc:date>
    <dc:creator>Hua Liansheng</dc:creator>
    <meta:editing-duration>PT01H24M20S</meta:editing-duration>
    <meta:editing-cycles>12</meta:editing-cycles>
    <meta:generator>OpenOffice.org/3.2$Linux OpenOffice.org_project/320m19$Build-9505</meta:generator>
    <meta:document-statistic meta:table-count="0" meta:image-count="0" meta:object-count="0" meta:page-count="1" meta:paragraph-count="16" meta:word-count="473" meta:character-count="981"/>
  </office:meta>
</office:document-meta>
</file>